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966,503,22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768,319,144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662,998,677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596,800,28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859,898,51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850,470,042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741,809,809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865,915,544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664,310,769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711,817,18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789,333,748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513,933,983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107,891,063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71,977,088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24,318,49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13,963,830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20,974,660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63,024,383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39,227,277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92,416,703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21,910,560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90,608,657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01,979,06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7:38.504310789</dc:date>
    <meta:editing-duration>PT53M45S</meta:editing-duration>
    <meta:editing-cycles>29</meta:editing-cycles>
    <meta:generator>LibreOffice/7.2.6.2$Linux_X86_64 LibreOffice_project/20$Build-2</meta:generator>
    <meta:document-statistic meta:table-count="1" meta:cell-count="48" meta:object-count="0"/>
  </office:meta>
</office:document-meta>
</file>